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bd53" officeooo:paragraph-rsid="0006bd53"/>
    </style:style>
    <style:style style:name="P2" style:family="paragraph" style:parent-style-name="Standard">
      <style:paragraph-properties fo:text-align="center" style:justify-single-word="false"/>
      <style:text-properties officeooo:rsid="0006bd53" officeooo:paragraph-rsid="0006bd53"/>
    </style:style>
    <style:style style:name="P3" style:family="paragraph" style:parent-style-name="Standard">
      <style:text-properties fo:font-style="italic" officeooo:rsid="000c2ae0" officeooo:paragraph-rsid="000c2ae0" style:font-style-asian="italic" style:font-style-complex="italic"/>
    </style:style>
    <style:style style:name="P4" style:family="paragraph" style:parent-style-name="Standard">
      <style:text-properties officeooo:rsid="0008020b" officeooo:paragraph-rsid="0008020b"/>
    </style:style>
    <style:style style:name="P5" style:family="paragraph" style:parent-style-name="Standard">
      <style:text-properties officeooo:rsid="000ae0d8" officeooo:paragraph-rsid="000ae0d8"/>
    </style:style>
    <style:style style:name="P6" style:family="paragraph" style:parent-style-name="Standard">
      <style:text-properties officeooo:rsid="000ae0d8" officeooo:paragraph-rsid="000f535d"/>
    </style:style>
    <style:style style:name="P7" style:family="paragraph" style:parent-style-name="Standard">
      <style:text-properties officeooo:paragraph-rsid="000ae0d8"/>
    </style:style>
    <style:style style:name="P8" style:family="paragraph" style:parent-style-name="Standard">
      <style:text-properties officeooo:rsid="000b7eee" officeooo:paragraph-rsid="000b7eee"/>
    </style:style>
    <style:style style:name="P9" style:family="paragraph" style:parent-style-name="Standard">
      <style:text-properties officeooo:rsid="000b7eee" officeooo:paragraph-rsid="000fe8f5"/>
    </style:style>
    <style:style style:name="P10" style:family="paragraph" style:parent-style-name="Standard">
      <style:text-properties officeooo:rsid="000b7eee" officeooo:paragraph-rsid="00149de0"/>
    </style:style>
    <style:style style:name="P11" style:family="paragraph" style:parent-style-name="Standard">
      <style:text-properties officeooo:rsid="000c2ae0" officeooo:paragraph-rsid="000f535d"/>
    </style:style>
    <style:style style:name="P12" style:family="paragraph" style:parent-style-name="Standard">
      <style:text-properties officeooo:rsid="0012d504" officeooo:paragraph-rsid="0012d504"/>
    </style:style>
    <style:style style:name="P13" style:family="paragraph" style:parent-style-name="Standard">
      <style:text-properties officeooo:rsid="0016098c" officeooo:paragraph-rsid="0016098c"/>
    </style:style>
    <style:style style:name="P14" style:family="paragraph" style:parent-style-name="Standard">
      <style:text-properties officeooo:rsid="00187618" officeooo:paragraph-rsid="00187618"/>
    </style:style>
    <style:style style:name="P15" style:family="paragraph" style:parent-style-name="Standard">
      <style:text-properties officeooo:rsid="00187618" officeooo:paragraph-rsid="001983f9"/>
    </style:style>
    <style:style style:name="P16" style:family="paragraph" style:parent-style-name="Standard">
      <style:text-properties officeooo:rsid="001983f9" officeooo:paragraph-rsid="001983f9"/>
    </style:style>
    <style:style style:name="P17" style:family="paragraph" style:parent-style-name="Standard">
      <style:text-properties officeooo:rsid="001b3cd4" officeooo:paragraph-rsid="001c50fc"/>
    </style:style>
    <style:style style:name="P18" style:family="paragraph" style:parent-style-name="Standard">
      <style:text-properties officeooo:rsid="001b3cd4" officeooo:paragraph-rsid="0021b69c"/>
    </style:style>
    <style:style style:name="P19" style:family="paragraph" style:parent-style-name="Standard">
      <style:text-properties officeooo:rsid="0023d6be" officeooo:paragraph-rsid="0023d6be"/>
    </style:style>
    <style:style style:name="P20" style:family="paragraph" style:parent-style-name="Standard">
      <style:text-properties officeooo:rsid="002523de" officeooo:paragraph-rsid="002da83f"/>
    </style:style>
    <style:style style:name="P21" style:family="paragraph" style:parent-style-name="Standard">
      <style:text-properties officeooo:rsid="00280add" officeooo:paragraph-rsid="00280add"/>
    </style:style>
    <style:style style:name="P22" style:family="paragraph" style:parent-style-name="Standard">
      <style:text-properties officeooo:rsid="00280add" officeooo:paragraph-rsid="0029caed"/>
    </style:style>
    <style:style style:name="P23" style:family="paragraph" style:parent-style-name="Standard">
      <style:text-properties officeooo:rsid="0029caed" officeooo:paragraph-rsid="0029caed"/>
    </style:style>
    <style:style style:name="P24" style:family="paragraph" style:parent-style-name="Standard">
      <style:text-properties style:text-position="0% 100%" officeooo:rsid="000f535d" officeooo:paragraph-rsid="000fe8f5"/>
    </style:style>
    <style:style style:name="P25" style:family="paragraph" style:parent-style-name="Standard">
      <style:paragraph-properties fo:break-before="page"/>
      <style:text-properties officeooo:rsid="0012d504" officeooo:paragraph-rsid="0012d504"/>
    </style:style>
    <style:style style:name="P26" style:family="paragraph" style:parent-style-name="Standard" style:list-style-name="L1">
      <style:text-properties officeooo:rsid="0023d6be" officeooo:paragraph-rsid="0023d6be"/>
    </style:style>
    <style:style style:name="P27" style:family="paragraph" style:parent-style-name="Standard" style:list-style-name="L2">
      <style:text-properties officeooo:rsid="0029caed" officeooo:paragraph-rsid="0029caed"/>
    </style:style>
    <style:style style:name="T1" style:family="text">
      <style:text-properties officeooo:rsid="000ae0d8"/>
    </style:style>
    <style:style style:name="T2" style:family="text">
      <style:text-properties style:font-name="LiberationSerif" fo:font-size="12pt"/>
    </style:style>
    <style:style style:name="T3" style:family="text">
      <style:text-properties officeooo:rsid="000b7eee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f535d"/>
    </style:style>
    <style:style style:name="T6" style:family="text">
      <style:text-properties style:text-position="sub 58%" officeooo:rsid="000fe8f5"/>
    </style:style>
    <style:style style:name="T7" style:family="text">
      <style:text-properties style:text-position="sub 58%" officeooo:rsid="0012d504"/>
    </style:style>
    <style:style style:name="T8" style:family="text">
      <style:text-properties style:text-position="sub 58%" officeooo:rsid="001c50fc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f535d"/>
    </style:style>
    <style:style style:name="T11" style:family="text">
      <style:text-properties style:text-position="0% 100%" officeooo:rsid="000fe8f5"/>
    </style:style>
    <style:style style:name="T12" style:family="text">
      <style:text-properties style:text-position="0% 100%" officeooo:rsid="0012d504"/>
    </style:style>
    <style:style style:name="T13" style:family="text">
      <style:text-properties style:text-position="0% 100%" officeooo:rsid="00149de0"/>
    </style:style>
    <style:style style:name="T14" style:family="text">
      <style:text-properties style:text-position="0% 100%" officeooo:rsid="001983f9"/>
    </style:style>
    <style:style style:name="T15" style:family="text">
      <style:text-properties style:text-position="0% 100%" officeooo:rsid="001ba057"/>
    </style:style>
    <style:style style:name="T16" style:family="text">
      <style:text-properties style:text-position="0% 100%" officeooo:rsid="0038ab28"/>
    </style:style>
    <style:style style:name="T17" style:family="text">
      <style:text-properties officeooo:rsid="000c2ae0"/>
    </style:style>
    <style:style style:name="T18" style:family="text">
      <style:text-properties officeooo:rsid="000dc4fa"/>
    </style:style>
    <style:style style:name="T19" style:family="text">
      <style:text-properties officeooo:rsid="000f535d"/>
    </style:style>
    <style:style style:name="T20" style:family="text">
      <style:text-properties officeooo:rsid="00104a96"/>
    </style:style>
    <style:style style:name="T21" style:family="text">
      <style:text-properties officeooo:rsid="00108fbb"/>
    </style:style>
    <style:style style:name="T22" style:family="text">
      <style:text-properties officeooo:rsid="0012d504"/>
    </style:style>
    <style:style style:name="T23" style:family="text">
      <style:text-properties officeooo:rsid="00149de0"/>
    </style:style>
    <style:style style:name="T24" style:family="text">
      <style:text-properties officeooo:rsid="0016098c"/>
    </style:style>
    <style:style style:name="T25" style:family="text">
      <style:text-properties officeooo:rsid="00187618"/>
    </style:style>
    <style:style style:name="T26" style:family="text">
      <style:text-properties officeooo:rsid="001983f9"/>
    </style:style>
    <style:style style:name="T27" style:family="text">
      <style:text-properties officeooo:rsid="001b3b91"/>
    </style:style>
    <style:style style:name="T28" style:family="text">
      <style:text-properties officeooo:rsid="001c50fc"/>
    </style:style>
    <style:style style:name="T29" style:family="text">
      <style:text-properties officeooo:rsid="001c69aa"/>
    </style:style>
    <style:style style:name="T30" style:family="text">
      <style:text-properties officeooo:rsid="002523de"/>
    </style:style>
    <style:style style:name="T31" style:family="text">
      <style:text-properties officeooo:rsid="00280add"/>
    </style:style>
    <style:style style:name="T32" style:family="text">
      <style:text-properties style:text-position="super 58%" officeooo:rsid="00280add"/>
    </style:style>
    <style:style style:name="T33" style:family="text">
      <style:text-properties officeooo:rsid="002a7469"/>
    </style:style>
    <style:style style:name="T34" style:family="text">
      <style:text-properties officeooo:rsid="002d37ca"/>
    </style:style>
    <style:style style:name="T35" style:family="text">
      <style:text-properties officeooo:rsid="002da83f"/>
    </style:style>
    <style:style style:name="T36" style:family="text">
      <style:text-properties officeooo:rsid="002e04bd"/>
    </style:style>
    <style:style style:name="T37" style:family="text">
      <style:text-properties officeooo:rsid="0032d907"/>
    </style:style>
    <style:style style:name="T38" style:family="text">
      <style:text-properties officeooo:rsid="0035ecc8"/>
    </style:style>
    <style:style style:name="T39" style:family="text">
      <style:text-properties officeooo:rsid="003b58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7">Machine</text:span> Learning of<text:line-break/>Existential Paths</text:p>
      <text:p text:style-name="P2">by Sven Nilsen, 2017</text:p>
      <text:p text:style-name="P1"/>
      <text:p text:style-name="P3">In this paper I formalize the <text:span text:style-name="T18">concepts</text:span> required to <text:span text:style-name="T20">create</text:span> machine learning algorithms for existential paths. <text:span text:style-name="T18">These ideas can be used both for exhaustive and non-exhaustive checking. I also describe an idea of using number of new predictions for smarter learning.</text:span></text:p>
      <text:p text:style-name="P4"/>
      <text:p text:style-name="P4">Assume we have a function:</text:p>
      <text:p text:style-name="P4"/>
      <text:p text:style-name="P4"><text:tab/>f : A → B</text:p>
      <text:p text:style-name="P4"/>
      <text:p text:style-name="P4">The existential path is a function that tells whether some <text:span text:style-name="T17">member</text:span> of `B` is returned by `f`:</text:p>
      <text:p text:style-name="P4"/>
      <text:p text:style-name="P4"><text:tab/>∃f : B → bool</text:p>
      <text:p text:style-name="P4"/>
      <text:p text:style-name="P6"><text:span text:style-name="T3">To find `∃f` without supervision, one needs three</text:span> generators:</text:p>
      <text:p text:style-name="P5"/>
      <text:p text:style-name="P5"><text:tab/>a_rnd : real ∧ probl → A</text:p>
      <text:p text:style-name="P6"><text:tab/>b_rnd : real ∧ probl → B</text:p>
      <text:p text:style-name="P11"><text:tab/><text:span text:style-name="T19">ex</text:span>_rnd : <text:span text:style-name="T19">real ∧ probl → (B → bool)</text:span></text:p>
      <text:p text:style-name="P5"/>
      <text:p text:style-name="P7"><text:span text:style-name="T1"><text:tab/></text:span><text:span text:style-name="T2">probl := \(x : real) = x &gt;= 0 </text:span>∧ <text:span text:style-name="T2">x &lt; 1</text:span></text:p>
      <text:p text:style-name="P5"/>
      <text:p text:style-name="P8">From these generators one can produce <text:span text:style-name="T19">three</text:span> sets:</text:p>
      <text:p text:style-name="P8"/>
      <text:p text:style-name="P8"><text:tab/>A<text:span text:style-name="T4">r</text:span><text:span text:style-name="T9"><text:tab/><text:tab/><text:tab/>randomly generated members of `A`</text:span></text:p>
      <text:p text:style-name="P8"><text:tab/>B<text:span text:style-name="T4">r</text:span><text:span text:style-name="T9"><text:tab/><text:tab/><text:tab/>randomly generated members of `B`</text:span></text:p>
      <text:p text:style-name="P8"><text:span text:style-name="T9"><text:tab/></text:span><text:span text:style-name="T10">(B → bool)</text:span><text:span text:style-name="T5">r</text:span><text:span text:style-name="T10"><text:tab/><text:tab/>randomly generated functions</text:span></text:p>
      <text:p text:style-name="P24"/>
      <text:p text:style-name="P10"><text:span text:style-name="T10"><text:tab/></text:span><text:span text:style-name="T11">candidate := \(g : (B → bool)</text:span><text:span text:style-name="T6">r</text:span><text:span text:style-name="T11">) = ∀ a : A</text:span><text:span text:style-name="T6">r</text:span><text:span text:style-name="T11"> { g(f(a)) }</text:span></text:p>
      <text:p text:style-name="P10"><text:span text:style-name="T11"><text:tab/></text:span><text:span text:style-name="T13">new_</text:span><text:span text:style-name="T12">predictions := \(g : candidate) = </text:span><text:span text:style-name="T11">∑ </text:span><text:span text:style-name="T12">b : B</text:span><text:span text:style-name="T7">r</text:span><text:span text:style-name="T12"> ∧ ¬A</text:span><text:span text:style-name="T7">r</text:span><text:span text:style-name="T12"> { </text:span><text:span text:style-name="T13">if </text:span><text:span text:style-name="T12">g(b) </text:span><text:span text:style-name="T13">{1} else {0}</text:span><text:span text:style-name="T12"> }</text:span></text:p>
      <text:p text:style-name="P9"><text:span text:style-name="T11"><text:tab/>strict_candidate := \(g : candidate) = ∀ b : B</text:span><text:span text:style-name="T6">r</text:span><text:span text:style-name="T11"> ∧ ¬A</text:span><text:span text:style-name="T6">r</text:span><text:span text:style-name="T11"> { ¬g(b) }</text:span></text:p>
      <text:p text:style-name="P9"><text:span text:style-name="T11"><text:tab/></text:span><text:span text:style-name="T13">strict_candidate &lt;=&gt; [new_predict</text:span><text:span text:style-name="T15">i</text:span><text:span text:style-name="T13">ons] 0</text:span></text:p>
      <text:p text:style-name="P8"/>
      <text:p text:style-name="P8"><text:span text:style-name="T24">P</text:span>rocessing every element of `A<text:span text:style-name="T4">r</text:span>` with `f` and storing the results in a set<text:span text:style-name="T23">:</text:span></text:p>
      <text:p text:style-name="P8"/>
      <text:p text:style-name="P8"><text:tab/>∃f{A<text:span text:style-name="T4">r</text:span>} : <text:span text:style-name="T21">strict_candidate </text:span></text:p>
      <text:p text:style-name="P8"/>
      <text:p text:style-name="P12"/>
      <text:p text:style-name="P25"><text:span text:style-name="T24">A user specified</text:span> utility function evaluates candidates and gives them a score:</text:p>
      <text:p text:style-name="P8"/>
      <text:p text:style-name="P8"><text:tab/><text:span text:style-name="T22">utility : candidate → real</text:span></text:p>
      <text:p text:style-name="P13"/>
      <text:p text:style-name="P13">Utility functions that rate candidates by <text:span text:style-name="T27">number of </text:span>new predictions have an asymmetric path:</text:p>
      <text:p text:style-name="P8"/>
      <text:p text:style-name="P8"><text:tab/><text:span text:style-name="T24">utility[new_predictions → id] : nat → real</text:span></text:p>
      <text:p text:style-name="P14"/>
      <text:p text:style-name="P14">If the size of the set `B` returned by `f` is known, written `|<text:span text:style-name="T3">∃f</text:span>|`, then <text:span text:style-name="T38">one can calculate </text:span>the number of missing members:</text:p>
      <text:p text:style-name="P14"/>
      <text:p text:style-name="P14"><text:tab/>missing := |<text:span text:style-name="T3">∃f</text:span>| - |∃f{A<text:span text:style-name="T4">r</text:span>}|</text:p>
      <text:p text:style-name="P14"/>
      <text:p text:style-name="P16"><text:span text:style-name="T29">The</text:span> utility function should rate a score zero when a candidate makes too <text:span text:style-name="T39">many</text:span> new predictions: </text:p>
      <text:p text:style-name="P14"/>
      <text:p text:style-name="P15"><text:tab/><text:span text:style-name="T26">utility{[new_predictions] (&gt; missing)} =&gt; \(_) = </text:span><text:span text:style-name="T16">0</text:span></text:p>
      <text:p text:style-name="P15"/>
      <text:p text:style-name="P18">This is because the candidate will <text:span text:style-name="T28">return `true` when `∃f` returns `false`, at least once. Since `A</text:span><text:span text:style-name="T8">r</text:span><text:span text:style-name="T28">` and `B</text:span><text:span text:style-name="T8">r</text:span><text:span text:style-name="T28">` are known, it is possible to perform this check for every candidate function.</text:span></text:p>
      <text:p text:style-name="P17"/>
      <text:p text:style-name="P19"><text:span text:style-name="T35">I</text:span>f <text:span text:style-name="T25">`|∃f|` </text:span>is not known, the number of new predictions <text:span text:style-name="T35">could</text:span> mak<text:span text:style-name="T35">e</text:span> the algorithm smarter:</text:p>
      <text:p text:style-name="P19"/>
      <text:list xml:id="list3816102097695632157" text:style-name="L1">
        <text:list-item>
          <text:p text:style-name="P26">Sometimes the existential path has many logically equivalent expressions.</text:p>
        </text:list-item>
        <text:list-item>
          <text:p text:style-name="P26">Because of 1) there is a chance `ex_rnd` returns multiple versions of the same function.</text:p>
        </text:list-item>
        <text:list-item>
          <text:p text:style-name="P26"><text:span text:style-name="T35">When</text:span> <text:span text:style-name="T30">2</text:span>) <text:span text:style-name="T35">happens</text:span> there will be <text:span text:style-name="T35">multiple</text:span> candidate<text:span text:style-name="T35">s</text:span> <text:span text:style-name="T30">yielding same number of new predictions.</text:span></text:p>
        </text:list-item>
      </text:list>
      <text:p text:style-name="P19"/>
      <text:p text:style-name="P20">Shorter programs are often more likely to be generated by `ex_rnd`, <text:span text:style-name="T35">so logically equivalent expressions will be more common when they also are short. Searching for the shortest program is a mathematical formulation of Occam’s razor called “Solomonoff’s theory of inductive reference”</text:span><text:span text:style-name="T32">[1]</text:span><text:span text:style-name="T31">. However, instead of naively following Occam’s razor, the algorithm could take advantage of a more sophisticated technique:</text:span></text:p>
      <text:p text:style-name="P22"/>
      <text:list xml:id="list338323039940801755" text:style-name="L2">
        <text:list-item>
          <text:p text:style-name="P27">A short program does not always mean it is a good candidate</text:p>
        </text:list-item>
        <text:list-item>
          <text:p text:style-name="P27">Sometimes the `ex_rnd` function produces similar programs for similar inputs</text:p>
        </text:list-item>
        <text:list-item>
          <text:p text:style-name="P27">By manipulating the <text:span text:style-name="T37">input</text:span> given to the `ex_rnd` function,<text:line-break/>e.g. by using a neural net, one <text:span text:style-name="T34">could</text:span> improve the quality of candidates over time</text:p>
        </text:list-item>
      </text:list>
      <text:p text:style-name="P22"/>
      <text:p text:style-name="P23"><text:span text:style-name="T36">The problem with Occam’s razor is that the shortest program gets much higher weight, as long as it is generated by a non-zero probability. </text:span>Voting on <text:span text:style-name="T33">the </text:span>number of new predictions <text:span text:style-name="T36">could be a way</text:span> to <text:span text:style-name="T36">un-</text:span>bias <text:span text:style-name="T36">the shortest programs and get the “center of attention span” from the trained candidate generator.</text:span></text:p>
      <text:p text:style-name="P21"/>
      <text:h text:style-name="Heading_20_3" text:outline-level="3">References</text:h>
      <text:p text:style-name="P21"><text:span text:style-name="T9">[1]</text:span> Solomonoff’s theory of inductive reference<text:line-break/><text:tab/><text:a xlink:type="simple" xlink:href="https://en.wikipedia.org/wiki/Solomonoff%27s_theory_of_inductive_inference" text:style-name="Internet_20_link" text:visited-style-name="Visited_20_Internet_20_Link">https://en.wikipedia.org/wiki/Solomonoff%27s_theory_of_inductive_inferenc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6:38:16.297831000</meta:creation-date>
    <dc:date>2017-10-01T21:47:17.427165000</dc:date>
    <meta:editing-duration>PT1H18M29S</meta:editing-duration>
    <meta:editing-cycles>39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2" meta:word-count="568" meta:character-count="3343" meta:non-whitespace-character-count="2797"/>
  </office:meta>
</office:document-meta>
</file>